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, sans-serif"/>
    <style:font-face style:name="arial" svg:font-family="arial" style:font-family-generic="swiss"/>
    <style:font-face style:name="arial1" svg:font-family="arial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ea8b" officeooo:paragraph-rsid="0006ea8b"/>
    </style:style>
    <style:style style:name="P2" style:family="paragraph" style:parent-style-name="Standard">
      <style:text-properties officeooo:paragraph-rsid="0007bd66"/>
    </style:style>
    <style:style style:name="P3" style:family="paragraph" style:parent-style-name="Standard">
      <style:text-properties fo:color="#000000" loext:opacity="100%" style:font-name="arial" fo:font-size="10.5pt" officeooo:rsid="0006ea8b" officeooo:paragraph-rsid="0006ea8b" fo:background-color="transparent" style:font-size-asian="10.5pt" style:font-size-complex="10.5pt"/>
    </style:style>
    <style:style style:name="P4" style:family="paragraph" style:parent-style-name="Standard">
      <style:text-properties fo:color="#000000" loext:opacity="100%" style:font-name="arial" fo:font-size="10.5pt" officeooo:rsid="0007bd66" officeooo:paragraph-rsid="0007bd66" fo:background-color="transparent" style:font-size-asian="10.5pt" style:font-size-complex="10.5pt"/>
    </style:style>
    <style:style style:name="P5" style:family="paragraph" style:parent-style-name="Standard">
      <style:text-properties fo:color="#000000" loext:opacity="100%" style:font-name="arial" fo:font-size="10.5pt" officeooo:paragraph-rsid="0007bd66" fo:background-color="transparent" style:font-size-asian="10.5pt" style:font-size-complex="10.5pt"/>
    </style:style>
    <style:style style:name="P6" style:family="paragraph" style:parent-style-name="Standard">
      <style:text-properties fo:color="#000000" loext:opacity="100%" style:font-name="arial" fo:font-size="10.5pt" officeooo:rsid="000d4dd8" officeooo:paragraph-rsid="000d4dd8" fo:background-color="#81d41a" style:font-size-asian="10.5pt" style:font-size-complex="10.5pt"/>
    </style:style>
    <style:style style:name="P7" style:family="paragraph" style:parent-style-name="Standard">
      <style:text-properties fo:color="#000000" loext:opacity="100%" style:font-name="arial" fo:font-size="10.5pt" style:text-underline-style="solid" style:text-underline-width="auto" style:text-underline-color="font-color" fo:font-weight="bold" officeooo:rsid="0007bd66" officeooo:paragraph-rsid="0007bd66" fo:background-color="transparent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paragraph-rsid="00090d54"/>
    </style:style>
    <style:style style:name="P10" style:family="paragraph" style:parent-style-name="Standard">
      <style:text-properties officeooo:rsid="0009bf12" officeooo:paragraph-rsid="0009bf12"/>
    </style:style>
    <style:style style:name="P11" style:family="paragraph" style:parent-style-name="Table_20_Contents">
      <style:text-properties officeooo:rsid="000e3c76" officeooo:paragraph-rsid="000e3c76"/>
    </style:style>
    <style:style style:name="P12" style:family="paragraph" style:parent-style-name="Standard" style:list-style-name="L1">
      <style:text-properties fo:color="#000000" loext:opacity="100%" style:font-name="arial" fo:font-size="10.5pt" officeooo:rsid="000fd868" officeooo:paragraph-rsid="000fd868" fo:background-color="transparent" style:font-size-asian="10.5pt" style:font-size-complex="10.5pt"/>
    </style:style>
    <style:style style:name="P13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paragraph-rsid="0007bd66" fo:background-color="transparent" style:font-size-asian="10.5pt" style:font-size-complex="10.5pt"/>
    </style:style>
    <style:style style:name="P14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07bd66" officeooo:paragraph-rsid="0007bd66" fo:background-color="transparent" style:font-size-asian="10.5pt" style:font-size-complex="10.5pt"/>
    </style:style>
    <style:style style:name="P15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paragraph-rsid="0007bd66" fo:background-color="transparent" style:font-size-asian="10.5pt" style:font-size-complex="10.5pt"/>
    </style:style>
    <style:style style:name="P16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7bd66" officeooo:paragraph-rsid="0007bd66" fo:background-color="transparent" style:font-size-asian="10.5pt" style:font-size-complex="10.5pt"/>
    </style:style>
    <style:style style:name="P17" style:family="paragraph" style:parent-style-name="Standard" style:list-style-name="L2">
      <style:text-properties fo:font-variant="normal" fo:text-transform="none" fo:color="#000000" loext:opacity="100%" style:font-name="arial1" fo:font-size="10.5pt" fo:letter-spacing="normal" fo:font-style="normal" fo:font-weight="normal" officeooo:rsid="0007bd66" officeooo:paragraph-rsid="0007bd66" fo:background-color="transparent" style:font-size-asian="10.5pt" style:font-size-complex="10.5pt"/>
    </style:style>
    <style:style style:name="P18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90d54" officeooo:paragraph-rsid="00090d54" fo:background-color="transparent" style:font-size-asian="10.5pt" style:font-size-complex="10.5pt"/>
    </style:style>
    <style:style style:name="P19" style:family="paragraph" style:parent-style-name="Standard" style:list-style-name="L3">
      <style:text-properties fo:font-variant="normal" fo:text-transform="none" fo:color="#000000" loext:opacity="100%" style:font-name="arial1" fo:font-size="10.5pt" fo:letter-spacing="normal" fo:font-style="normal" fo:font-weight="normal" officeooo:rsid="00090d54" officeooo:paragraph-rsid="00090d54" fo:background-color="transparent" style:font-size-asian="10.5pt" style:font-size-complex="10.5pt"/>
    </style:style>
    <style:style style:name="P20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9bf12" officeooo:paragraph-rsid="0009bf12" fo:background-color="transparent" style:font-size-asian="10.5pt" style:font-size-complex="10.5pt"/>
    </style:style>
    <style:style style:name="P21" style:family="paragraph" style:parent-style-name="Standard" style:list-style-name="L4">
      <style:text-properties fo:font-variant="normal" fo:text-transform="none" fo:color="#000000" loext:opacity="100%" style:font-name="arial1" fo:font-size="10.5pt" fo:letter-spacing="normal" fo:font-style="normal" fo:font-weight="normal" officeooo:rsid="000c8632" officeooo:paragraph-rsid="000c8632" fo:background-color="transparent" style:font-size-asian="10.5pt" style:font-size-complex="10.5pt"/>
    </style:style>
    <style:style style:name="P22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c8632" officeooo:paragraph-rsid="000c8632" fo:background-color="transparent" style:font-size-asian="10.5pt" style:font-size-complex="10.5pt"/>
    </style:style>
    <style:style style:name="P23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d4dd8" officeooo:paragraph-rsid="000d4dd8" fo:background-color="transparent" style:font-size-asian="10.5pt" style:font-size-complex="10.5pt"/>
    </style:style>
    <style:style style:name="P24" style:family="paragraph" style:parent-style-name="Standard" style:list-style-name="L6">
      <style:text-properties fo:font-variant="normal" fo:text-transform="none" fo:color="#000000" loext:opacity="100%" style:font-name="arial1" fo:font-size="10.5pt" fo:letter-spacing="normal" fo:font-style="normal" fo:font-weight="normal" officeooo:rsid="000e3c76" officeooo:paragraph-rsid="000e3c76" fo:background-color="transparent" style:font-size-asian="10.5pt" style:font-size-complex="10.5pt"/>
    </style:style>
    <style:style style:name="P25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e3c76" officeooo:paragraph-rsid="000e3c76" fo:background-color="transparent" style:font-size-asian="10.5pt" style:font-size-complex="10.5pt"/>
    </style:style>
    <style:style style:name="P26" style:family="paragraph" style:parent-style-name="Standard" style:list-style-name="L7">
      <style:text-properties fo:font-variant="normal" fo:text-transform="none" fo:color="#000000" loext:opacity="100%" style:font-name="arial1" fo:font-size="10.5pt" fo:letter-spacing="normal" fo:font-style="normal" fo:font-weight="normal" officeooo:rsid="000e3c76" officeooo:paragraph-rsid="000e3c76" fo:background-color="transparent" style:font-size-asian="10.5pt" style:font-size-complex="10.5pt"/>
    </style:style>
    <style:style style:name="P27" style:family="paragraph" style:parent-style-name="Standard" style:list-style-name="L8">
      <style:text-properties fo:font-variant="normal" fo:text-transform="none" fo:color="#000000" loext:opacity="100%" style:font-name="arial1" fo:font-size="10.5pt" fo:letter-spacing="normal" fo:font-style="normal" fo:font-weight="normal" officeooo:rsid="000e3c76" officeooo:paragraph-rsid="000e3c76" fo:background-color="transparent" style:font-size-asian="10.5pt" style:font-size-complex="10.5pt"/>
    </style:style>
    <style:style style:name="P28" style:family="paragraph" style:parent-style-name="Standard">
      <style:text-properties fo:font-variant="normal" fo:text-transform="none" fo:color="#000000" loext:opacity="100%" style:font-name="arial1" fo:font-size="10.5pt" fo:letter-spacing="normal" fo:font-style="normal" fo:font-weight="normal" officeooo:rsid="000d4dd8" officeooo:paragraph-rsid="000d4dd8" fo:background-color="#81d41a" style:font-size-asian="10.5pt" style:font-size-complex="10.5pt"/>
    </style:style>
    <style:style style:name="P29" style:family="paragraph" style:parent-style-name="Standard">
      <style:text-properties fo:font-variant="normal" fo:text-transform="none" fo:color="#000000" loext:opacity="100%" style:font-name="arial1" fo:font-size="10.5pt" fo:letter-spacing="normal" fo:font-style="normal" style:text-underline-style="solid" style:text-underline-width="auto" style:text-underline-color="font-color" fo:font-weight="bold" officeooo:rsid="000d4dd8" officeooo:paragraph-rsid="000d4dd8" fo:background-color="transparent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ffffd7" loext:opacity="100%" style:font-name="arial1" fo:font-size="10.5pt" fo:letter-spacing="normal" fo:font-style="normal" fo:font-weight="normal" officeooo:rsid="000fd868" officeooo:paragraph-rsid="000fd868" fo:background-color="#ff0000" style:font-size-asian="10.5pt" style:font-size-complex="10.5pt"/>
    </style:style>
    <style:style style:name="P31" style:family="paragraph" style:parent-style-name="Standard" style:list-style-name="L3">
      <style:text-properties officeooo:paragraph-rsid="00090d54"/>
    </style:style>
    <style:style style:name="P32" style:family="paragraph" style:parent-style-name="Standard" style:list-style-name="L5">
      <style:text-properties officeooo:paragraph-rsid="000d4dd8"/>
    </style:style>
    <style:style style:name="P33" style:family="paragraph" style:parent-style-name="Standard" style:list-style-name="L6">
      <style:text-properties officeooo:rsid="000e0c12" officeooo:paragraph-rsid="000e0c12"/>
    </style:style>
    <style:style style:name="P34" style:family="paragraph" style:parent-style-name="Table_20_Contents" style:list-style-name="L9">
      <style:text-properties officeooo:rsid="000e3c76" officeooo:paragraph-rsid="000e3c76"/>
    </style:style>
    <style:style style:name="P35" style:family="paragraph" style:parent-style-name="Table_20_Contents" style:list-style-name="L9">
      <style:text-properties officeooo:rsid="000fd868" officeooo:paragraph-rsid="000fd868"/>
    </style:style>
    <style:style style:name="T1" style:family="text">
      <style:text-properties officeooo:rsid="0007bd66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 fo:font-weight="normal" fo:background-color="transparent" loext:char-shading-value="0" style:font-size-asian="10.5pt" style:font-size-complex="10.5pt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7bd66" fo:background-color="transparent" loext:char-shading-value="0" style:font-size-asian="10.5pt" style:font-size-complex="10.5pt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style:text-underline-style="solid" style:text-underline-width="auto" style:text-underline-color="font-color" fo:font-weight="normal" officeooo:rsid="0007bd66" fo:background-color="transparent" loext:char-shading-value="0" style:font-size-asian="10.5pt" style:font-size-complex="10.5pt"/>
    </style:style>
    <style:style style:name="T5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style:font-size-asian="10.5pt" style:font-size-complex="10.5pt"/>
    </style:style>
    <style:style style:name="T6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90d54" fo:background-color="transparent" loext:char-shading-value="0" style:font-size-asian="10.5pt" style:font-size-complex="10.5pt"/>
    </style:style>
    <style:style style:name="T7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9bf12" fo:background-color="transparent" loext:char-shading-value="0" style:font-size-asian="10.5pt" style:font-size-complex="10.5pt"/>
    </style:style>
    <style:style style:name="T8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e0c12" fo:background-color="transparent" loext:char-shading-value="0" style:font-size-asian="10.5pt" style:font-size-complex="10.5pt"/>
    </style:style>
    <style:style style:name="T9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d4dd8" fo:background-color="transparent" loext:char-shading-value="0" style:font-size-asian="10.5pt" style:font-size-complex="10.5pt"/>
    </style:style>
    <style:style style:name="T10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e3c76" fo:background-color="transparent" loext:char-shading-value="0" style:font-size-asian="10.5pt" style:font-size-complex="10.5pt"/>
    </style:style>
    <style:style style:name="T11" style:family="text">
      <style:text-properties fo:font-variant="normal" fo:text-transform="none" fo:color="#000000" loext:opacity="100%" style:font-name="arial1" fo:font-size="10.5pt" fo:letter-spacing="normal" fo:font-style="normal" style:text-underline-style="solid" style:text-underline-width="auto" style:text-underline-color="font-color" fo:font-weight="normal" fo:background-color="transparent" loext:char-shading-value="0" style:font-size-asian="10.5pt" style:font-size-complex="10.5pt"/>
    </style:style>
    <style:style style:name="T12" style:family="text">
      <style:text-properties fo:font-variant="normal" fo:text-transform="none" fo:color="#000000" loext:opacity="100%" style:font-name="arial1" fo:font-size="10.5pt" fo:letter-spacing="normal" fo:font-style="normal" style:text-underline-style="solid" style:text-underline-width="auto" style:text-underline-color="font-color" fo:font-weight="normal" officeooo:rsid="000d4dd8" fo:background-color="transparent" loext:char-shading-value="0" style:font-size-asian="10.5pt" style:font-size-complex="10.5pt"/>
    </style:style>
    <style:style style:name="T13" style:family="text">
      <style:text-properties fo:font-variant="normal" fo:text-transform="none" fo:color="#000000" loext:opacity="100%" style:font-name="Roboto Condensed" fo:font-size="10.5pt" fo:letter-spacing="normal" fo:font-style="normal" fo:font-weight="normal" officeooo:rsid="00090d54" fo:background-color="transparent" loext:char-shading-value="0" style:font-size-asian="10.5pt" style:font-size-complex="10.5p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07bd66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7bd66"/>
    </style:style>
    <style:style style:name="T17" style:family="text">
      <style:text-properties fo:font-variant="normal" fo:text-transform="none" fo:letter-spacing="normal" fo:font-style="italic" fo:font-weight="normal"/>
    </style:style>
    <style:style style:name="T18" style:family="text">
      <style:text-properties fo:letter-spacing="normal" fo:font-style="italic" fo:font-weight="normal"/>
    </style:style>
    <style:style style:name="T19" style:family="text">
      <style:text-properties fo:color="#000000" loext:opacity="100%" style:font-name="arial" fo:font-size="10.5pt" fo:background-color="transparent" loext:char-shading-value="0" style:font-size-asian="10.5pt" style:font-size-complex="10.5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07bd66"/>
    </style:style>
    <style:style style:name="T22" style:family="text">
      <style:text-properties officeooo:rsid="000fd8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gislación</text:p>
      <text:p text:style-name="P3"/>
      <text:p text:style-name="P3">Promoción indirecta : +7, <text:s/>1 tema oral</text:p>
      <text:p text:style-name="P3">Exámenes:</text:p>
      <text:list xml:id="list1812735466" text:style-name="L1">
        <text:list-item>
          <text:p text:style-name="P12">28/09 Primer parcial → Todos los temas hasta el día 21/09</text:p>
        </text:list-item>
        <text:list-item>
          <text:p text:style-name="P12">02/11 Segundo Parcial</text:p>
        </text:list-item>
        <text:list-item>
          <text:p text:style-name="P12">16/11 Recuperatorio de los exámenes que fueron mal.</text:p>
        </text:list-item>
      </text:list>
      <text:p text:style-name="P1"><text:span text:style-name="T19">Correo Profesor: </text:span><text:a xlink:type="simple" xlink:href="mailto:ludmilamariscal@hotmail.com" text:style-name="Internet_20_link" text:visited-style-name="Visited_20_Internet_20_Link">ludmilamariscal@hotmail.com</text:a></text:p>
      <text:p text:style-name="P3"/>
      <text:p text:style-name="P4">Tema 1:</text:p>
      <text:p text:style-name="P4"/>
      <text:p text:style-name="P6">10 – 08 - 2022</text:p>
      <text:p text:style-name="P4"/>
      <text:p text:style-name="P7">Hombre – Sociedad – Derecho</text:p>
      <text:p text:style-name="P4"/>
      <text:p text:style-name="P5"><text:span text:style-name="T21">Hombre</text:span><text:span text:style-name="T1">: </text:span><text:span text:style-name="T14">Ser vivo que tiene capacidad para razonar, hablar y fabricar objetos que le son útiles; desde el punto de vista zoológico, es un animal mamífero del orden de los primates, suborden de los antropoides, género </text:span><text:span text:style-name="T18">Homo</text:span><text:span text:style-name="T17"> </text:span><text:span text:style-name="T14">y especie </text:span><text:span text:style-name="T18">Homo sapiens</text:span><text:span text:style-name="T14">.</text:span></text:p>
      <text:p text:style-name="P13"/>
      <text:p text:style-name="P5"><text:span text:style-name="T16">Sociedad:</text:span><text:span text:style-name="T15"> </text:span><text:span text:style-name="T14">Conjunto de personas que se relacionan entre sí, de acuerdo a unas determinadas reglas de organización jurídicas y consuetudinarias, y que comparten una misma cultura o civilización en un espacio o un tiempo determinados.</text:span></text:p>
      <text:p text:style-name="P14"/>
      <text:p text:style-name="P2"><text:span text:style-name="T4">Derecho</text:span><text:span text:style-name="T3">: </text:span><text:span text:style-name="T2">El derecho es el conjunto de principios y normas, generalmente inspirados en ideas de justicia y orden, que regula las relaciones humanas en toda sociedad y cuya observancia puede ser impuesta de forma coactiva por parte de un poder público</text:span><text:span text:style-name="T5">.</text:span></text:p>
      <text:p text:style-name="P15"/>
      <text:p text:style-name="P15"/>
      <text:p text:style-name="P16">Derecho</text:p>
      <text:list xml:id="list1614461034" text:style-name="L2">
        <text:list-item>
          <text:p text:style-name="P17">Privado: Civil y Comercial – Laboral - Agrario</text:p>
        </text:list-item>
        <text:list-item>
          <text:p text:style-name="P17">Publico: Penal – Constitucional – Minero</text:p>
        </text:list-item>
      </text:list>
      <text:p text:style-name="P16"/>
      <text:p text:style-name="P18">Los que crean las leyes</text:p>
      <text:p text:style-name="P18"/>
      <text:p text:style-name="P9"><text:span text:style-name="T20">Poder legislativo:</text:span><text:span text:style-name="T6"> </text:span><text:span text:style-name="T5">es ejercido en la República Argentina por el Congreso Nacional, que está compuesto por dos cámaras: la de Diputados y la de Senadores</text:span><text:span text:style-name="T6">.</text:span></text:p>
      <text:list xml:id="list2703436186" text:style-name="L3">
        <text:list-item>
          <text:p text:style-name="P31"><text:span text:style-name="T6">Diputados Provinciales: </text:span><text:span text:style-name="T7">l</text:span><text:span text:style-name="T13">os diputados representan directamente al pueblo argentino</text:span><text:span text:style-name="T6">.</text:span></text:p>
        </text:list-item>
        <text:list-item>
          <text:p text:style-name="P19">Senadores Nacionales: los senadores a las provincias y a la Ciudad de Buenos Aires.</text:p>
        </text:list-item>
      </text:list>
      <text:p text:style-name="P18"/>
      <text:p text:style-name="P10"><text:span text:style-name="T6">N</text:span><text:span text:style-name="T5">ivel de importancia y jerárquicas de leyes y derechos.</text:span></text:p>
      <text:p text:style-name="P20"/>
      <text:list xml:id="list1284314491" text:style-name="L4">
        <text:list-item>
          <text:p text:style-name="P21">Constitución Nacional → Tratado internacional de los DDHH</text:p>
        </text:list-item>
        <text:list-item>
          <text:p text:style-name="P21">Tratado de potencias extranjeras</text:p>
        </text:list-item>
        <text:list-item>
          <text:p text:style-name="P21">Constituciones Provinciales</text:p>
        </text:list-item>
        <text:list-item>
          <text:p text:style-name="P21">Leyes Nacionales</text:p>
        </text:list-item>
        <text:list-item>
          <text:p text:style-name="P21">Leyes Provinciales</text:p>
        </text:list-item>
      </text:list>
      <text:p text:style-name="P22"/>
      <text:p text:style-name="P28">17 – 08 – 2022</text:p>
      <text:p text:style-name="P23"/>
      <text:p text:style-name="P29">Fuentes de derecho</text:p>
      <text:p text:style-name="P23"/>
      <text:p text:style-name="P23"/>
      <text:list xml:id="list2546056624" text:style-name="L5">
        <text:list-item>
          <text:p text:style-name="P32"><text:span text:style-name="T10">Fuentes </text:span><text:span text:style-name="T9">Formales:</text:span></text:p>
          <text:list>
            <text:list-item>
              <text:p text:style-name="P32"><text:span text:style-name="T12">Ley:</text:span><text:span text:style-name="T9"> Norma escrita general y abstracta dictada </text:span><text:span text:style-name="T8">por la auditoria competente de un territorio → forma de leyes.</text:span></text:p>
            </text:list-item>
          </text:list>
        </text:list-item>
      </text:list>
      <text:list xml:id="list9150906" text:style-name="L6">
        <text:list-item>
          <text:list>
            <text:list-item>
              <text:p text:style-name="P33"><text:span text:style-name="T11">Costumbres</text:span><text:span text:style-name="T5">: Comportamiento común y social con convicción que responde a una necesidad lógica.</text:span></text:p>
            </text:list-item>
            <text:list-item>
              <text:p text:style-name="P33"><text:span text:style-name="T11">Jurisprudencia</text:span><text:span text:style-name="T5">: Conjunto de resoluciones emitidas por los jueces.</text:span></text:p>
            </text:list-item>
            <text:list-item>
              <text:p text:style-name="P33"><text:span text:style-name="T11">Doctrina</text:span><text:span text:style-name="T5">: Opinión escrita de estudiosos del derecho.</text:span></text:p>
            </text:list-item>
          </text:list>
        </text:list-item>
        <text:list-item>
          <text:p text:style-name="P33"><text:soft-page-break/><text:span text:style-name="T10">Fuentes Materiales o </text:span><text:span text:style-name="T5">Reales.</text:span></text:p>
        </text:list-item>
        <text:list-item>
          <text:p text:style-name="P24">Fuentes Histórica.</text:p>
        </text:list-item>
      </text:list>
      <text:p text:style-name="P25"/>
      <text:p text:style-name="P25">Formacion de leyes:</text:p>
      <text:list xml:id="list2007237854" text:style-name="L7">
        <text:list-item>
          <text:p text:style-name="P26">Iniciativa</text:p>
        </text:list-item>
      </text:list>
      <text:list xml:id="list1020710716" text:style-name="L8">
        <text:list-item>
          <text:list>
            <text:list-item>
              <text:p text:style-name="P27">Popular</text:p>
            </text:list-item>
            <text:list-item>
              <text:p text:style-name="P27">Legislativa</text:p>
            </text:list-item>
            <text:list-item>
              <text:p text:style-name="P27">Ejecutiva</text:p>
            </text:list-item>
          </text:list>
        </text:list-item>
        <text:list-item>
          <text:p text:style-name="P27">Comisiones</text:p>
        </text:list-item>
        <text:list-item>
          <text:p text:style-name="P27">Deliberación</text:p>
        </text:list-item>
        <text:list-item>
          <text:p text:style-name="P27">Presidente</text:p>
        </text:list-item>
        <text:list-item>
          <text:p text:style-name="P27">Publicacion</text:p>
        </text:list-item>
      </text:list>
      <text:p text:style-name="P25"/>
      <table:table table:name="Tabla1" table:style-name="Tabla1">
        <table:table-column table:style-name="Tabla1.A"/>
        <table:table-row table:style-name="TableLine94153532096016">
          <table:table-cell table:style-name="Tabla1.A1" office:value-type="string">
            <text:p text:style-name="P11">Paginas de diputados y senadores</text:p>
          </table:table-cell>
        </table:table-row>
        <table:table-row table:style-name="TableLine94153532364976">
          <table:table-cell table:style-name="Tabla1.A2" office:value-type="string">
            <text:list xml:id="list3898905058" text:style-name="L9">
              <text:list-item>
                <text:p text:style-name="P34">Hcdn.gob.ar/<text:span text:style-name="T22">diputados</text:span></text:p>
              </text:list-item>
              <text:list-item>
                <text:p text:style-name="P35">senado.gob.ar/senadores</text:p>
              </text:list-item>
            </text:list>
          </table:table-cell>
        </table:table-row>
      </table:table>
      <text:p text:style-name="P25"/>
      <text:p text:style-name="P30">(No hay clases los miercoles 24 y 3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, sans-serif"/>
    <style:font-face style:name="arial" svg:font-family="arial" style:font-family-generic="swiss"/>
    <style:font-face style:name="arial1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2:57:32.196268514</meta:creation-date>
    <dc:date>2022-08-18T15:38:32.726429428</dc:date>
    <meta:editing-duration>PT18M8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2" meta:paragraph-count="48" meta:word-count="367" meta:character-count="2304" meta:non-whitespace-character-count="2005"/>
  </office:meta>
</office:document-meta>
</file>